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8.009cm"/>
    </style:style>
    <style:style style:name="gr2" style:family="graphic" style:parent-style-name="standard">
      <style:graphic-properties draw:stroke="none" svg:stroke-color="#000000" draw:fill="none" draw:fill-color="#ffffff" fo:min-height="2.1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485cm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5.342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Times New Roman" fo:font-size="18pt" style:font-size-asian="18pt" style:font-size-complex="18pt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509cm" svg:height="2.54cm" svg:x="4.51cm" svg:y="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8.89cm" svg:height="2.36cm" svg:x="4.383cm" svg:y="0.291cm">
            <draw:text-box>
              <text:p text:style-name="P2"><text:span text:style-name="T1">Генеральны дырэктар</text:span><text:span text:style-name="T1"><text:line-break/></text:span><text:span text:style-name="T1">ЗТАА</text:span><text:span text:style-name="T1"><text:line-break/></text:span><text:span text:style-name="T1">«ЭПАМ Сістэмз»</text:span></text:p>
            </draw:text-box>
          </draw:frame>
          <draw:custom-shape draw:style-name="gr3" draw:text-style-name="P1" draw:layer="layout" svg:width="6.985cm" svg:height="2.032cm" svg:x="0.192cm" svg:y="4.3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.493cm" svg:height="1.657cm" svg:x="-0.062cm" svg:y="4.429cm">
            <draw:text-box>
              <text:p text:style-name="P4"><text:span text:style-name="T2">Глабальны</text:span><text:span text:style-name="T2"><text:line-break/></text:span><text:span text:style-name="T2">аддзел аховы працы</text:span></text:p>
            </draw:text-box>
          </draw:frame>
          <draw:custom-shape draw:style-name="gr5" draw:text-style-name="P1" draw:layer="layout" svg:width="5.842cm" svg:height="1.778cm" svg:x="10.271cm" svg:y="4.31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.493cm" svg:height="1.657cm" svg:x="9.509cm" svg:y="4.308cm">
            <draw:text-box>
              <text:p text:style-name="P4"><text:span text:style-name="T2">Знешняя камісія</text:span><text:span text:style-name="T2"><text:line-break/></text:span><text:span text:style-name="T2">аховы працы</text:span></text:p>
            </draw:text-box>
          </draw:frame>
          <draw:line draw:style-name="gr6" draw:text-style-name="P6" draw:layer="layout" svg:x1="6.615cm" svg:y1="2.778cm" svg:x2="3.821cm" svg:y2="4.302cm">
            <text:p/>
          </draw:line>
          <draw:line draw:style-name="gr6" draw:text-style-name="P6" draw:layer="layout" svg:x1="3.621cm" svg:y1="9.172cm" svg:x2="3.621cm" svg:y2="10.061cm">
            <text:p/>
          </draw:line>
          <draw:line draw:style-name="gr6" draw:text-style-name="P6" draw:layer="layout" svg:x1="10.522cm" svg:y1="2.778cm" svg:x2="13.316cm" svg:y2="4.302cm">
            <text:p/>
          </draw:line>
          <draw:line draw:style-name="gr6" draw:text-style-name="P6" draw:layer="layout" svg:x1="3.621cm" svg:y1="6.372cm" svg:x2="3.621cm" svg:y2="7.261cm">
            <text:p/>
          </draw:line>
          <draw:custom-shape draw:style-name="gr3" draw:text-style-name="P1" draw:layer="layout" svg:width="6.985cm" svg:height="2.032cm" svg:x="0.195cm" svg:y="7.2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.493cm" svg:height="1.657cm" svg:x="-0.059cm" svg:y="7.329cm">
            <draw:text-box>
              <text:p text:style-name="P4"><text:span text:style-name="T2">Рэгіянальны</text:span><text:span text:style-name="T2"><text:line-break/></text:span><text:span text:style-name="T2">аддзел аховы працы</text:span></text:p>
            </draw:text-box>
          </draw:frame>
          <draw:custom-shape draw:style-name="gr3" draw:text-style-name="P1" draw:layer="layout" svg:width="6.985cm" svg:height="2.032cm" svg:x="0.196cm" svg:y="10.1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.493cm" svg:height="1.657cm" svg:x="-0.058cm" svg:y="10.229cm">
            <draw:text-box>
              <text:p text:style-name="P4"><text:span text:style-name="T2">Інжынер</text:span><text:span text:style-name="T2"><text:line-break/></text:span><text:span text:style-name="T2">па ахове працы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9cm" fo:page-height="12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2:29:18.429000000</meta:creation-date>
    <dc:date>2020-06-07T07:58:47.563654066</dc:date>
    <meta:editing-duration>PT1H26M48S</meta:editing-duration>
    <meta:editing-cycles>5</meta:editing-cycles>
    <meta:generator>LibreOffice/6.1.5.2$Linux_X86_64 LibreOffice_project/10$Build-2</meta:generator>
    <meta:document-statistic meta:object-count="15"/>
  </office:meta>
</office:document-meta>
</file>